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0343b" officeooo:paragraph-rsid="0010343b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bold" officeooo:rsid="0010343b" officeooo:paragraph-rsid="0010343b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6pt" fo:font-weight="bold" officeooo:rsid="0010343b" officeooo:paragraph-rsid="0010343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normal" officeooo:rsid="0010343b" officeooo:paragraph-rsid="0010343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o Relacional – <text:span text:style-name="T1">Sprint 2</text:span></text:p>
      <text:p text:style-name="P1"><text:span text:style-name="T1"/></text:p>
      <text:p text:style-name="P1"><text:span text:style-name="T1"/></text:p>
      <text:p text:style-name="P2">Divisao <text:span text:style-name="T1">(</text:span><text:span text:style-name="T2">moteID</text:span><text:span text:style-name="T4">, nome[NN])</text:span></text:p>
      <text:p text:style-name="P2"><text:span text:style-name="T4"/></text:p>
      <text:p text:style-name="P2"><text:span text:style-name="T3">Sensores</text:span><text:span text:style-name="T4"> (</text:span><text:span text:style-name="T2">ID</text:span><text:span text:style-name="T4">, valor, tipo, #moteID → Divisao[FK])</text:span></text:p>
      <text:p text:style-name="P2"><text:span text:style-name="T4"/></text:p>
      <text:p text:style-name="P2"><text:span text:style-name="T3">Atuadores</text:span><text:span text:style-name="T4"> (</text:span><text:span text:style-name="T2">ID</text:span><text:span text:style-name="T4">, estado, tipo, #moteID→ Divisao[FK])</text:span></text:p>
      <text:p text:style-name="P2"><text:span text:style-name="T4"/></text:p>
      <text:p text:style-name="P2"><text:span text:style-name="T3">Registos_Atuadores </text:span><text:span text:style-name="T4">(</text:span><text:span text:style-name="T2">Data/Hora</text:span><text:span text:style-name="T4">, tipo_atuador, estado, #moteID→ Atuadores[FK])</text:span></text:p>
      <text:p text:style-name="P2"><text:span text:style-name="T4"/></text:p>
      <text:p text:style-name="P2"><text:span text:style-name="T3">Registos_Sensores</text:span><text:span text:style-name="T4"> (</text:span><text:span text:style-name="T2">Data/Hora</text:span><text:span text:style-name="T4">, tipo_sensor, valor, #moteID→ Sensores[FK])</text:span></text:p>
      <text:p text:style-name="P2"><text:span text:style-name="T4"/></text:p>
      <text:p text:style-name="P2"><text:span text:style-name="T3">Utilizador</text:span><text:span text:style-name="T4"> (</text:span><text:span text:style-name="T2">Nome</text:span><text:span text:style-name="T4">, Categoria, Password)</text:span></text:p>
      <text:p text:style-name="P2"><text:span text:style-name="T4"/></text:p>
      <text:p text:style-name="P2"><text:span text:style-name="T3">Regras</text:span><text:span text:style-name="T4"> (</text:span><text:span text:style-name="T2">moteID</text:span><text:span text:style-name="T4">, temperatura, humidade, luminosidade, #moteID→ Divisao[FK])</text:span></text:p>
      <text:p text:style-name="P2"><text:span text:style-name="T4"/></text:p>
      <text:p text:style-name="P2"><text:span text:style-name="T4"/></text:p>
      <text:p text:style-name="P4"/>
      <text:p text:style-name="P4">Francisco Pires</text:p>
      <text:p text:style-name="P4">Fábio Queirós</text:p>
      <text:p text:style-name="P4">André Olivei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8:47:19.683812642</meta:creation-date>
    <dc:date>2018-04-30T18:55:38.403576609</dc:date>
    <meta:editing-duration>PT8M19S</meta:editing-duration>
    <meta:editing-cycles>1</meta:editing-cycles>
    <meta:document-statistic meta:table-count="0" meta:image-count="0" meta:object-count="0" meta:page-count="1" meta:paragraph-count="11" meta:word-count="49" meta:character-count="455" meta:non-whitespace-character-count="416"/>
    <meta:generator>LibreOffice/5.1.6.2$Linux_X86_64 LibreOffice_project/10m0$Build-2</meta:generator>
  </office:meta>
</office:document-meta>
</file>